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16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Calibri" fo:font-size="10pt" style:font-size-asian="10pt" style:font-size-complex="10pt"/>
    </style:style>
  </office:automatic-styles>
  <office:body>
    <office:spreadsheet>
      <table:calculation-settings table:automatic-find-labels="false" table:use-regular-expressions="false" table:use-wildcards="true"/>
      <table:table table:name="Hoja1" table:style-name="ta1">
        <table:table-column table:style-name="co1" table:number-columns-repeated="4" table:default-cell-style-name="ce1"/>
        <table:table-column table:style-name="co2" table:default-cell-style-name="ce1"/>
        <table:table-column table:style-name="co1" table:number-columns-repeated="2" table:default-cell-style-name="ce1"/>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facebook/bart-large-cnn</text:p>
          </table:table-cell>
          <table:table-cell office:value-type="string" calcext:value-type="string">
            <text:p>Resumen original</text:p>
          </table:table-cell>
          <table:table-cell office:value-type="float" office:value="1" calcext:value-type="float">
            <text:p>1</text:p>
          </table:table-cell>
          <table:table-cell office:value-type="string" calcext:value-type="string">
            <text:p>The arrival of accelerated computing and AI is timely, as industries tackle powerful dynamics, sustainability, generative AI, and digitalization. Without Moore's law, as computing surges, data center power is skyrocketing, and companies struggle to achieve net zero. At GTC, 2023, we'll learn from leaders like Demas Hassabis of Deepmine, Valerie Taylor of Argonne Labs, Scott Belski of Adobe, Paul Debevik of Netflix, Thomas Sheltas of E.T.H. Zurich.</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facebook/bart-large-cnn</text:p>
          </table:table-cell>
          <table:table-cell office:value-type="string" calcext:value-type="string">
            <text:p>Resumen con pipeline y resumen extractivo</text:p>
          </table:table-cell>
          <table:table-cell office:value-type="float" office:value="1" calcext:value-type="float">
            <text:p>1</text:p>
          </table:table-cell>
          <table:table-cell office:value-type="string" calcext:value-type="string">
            <text:p>NVIDIA Coopt has broken the world record and discovered the best solution for Lee and Limbs' challenge. Grace Hopper is our new superchip that connects Grace CPU and Hopper GPU over a high-speed 900 gigabytes per second coherent chip-to-chip interface. BMW, Lotus and Lucent Motors use Omniverse to build digital stores from actual design data that faithfully represent their cars. The DGX H100 AI supercomputer is in production and available soon from an expanding network of OEM and cloud partners worldwide.</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facebook/bart-large-cnn</text:p>
          </table:table-cell>
          <table:table-cell office:value-type="string" calcext:value-type="string">
            <text:p>Resumen con pipeline</text:p>
          </table:table-cell>
          <table:table-cell office:value-type="float" office:value="1" calcext:value-type="float">
            <text:p>1</text:p>
          </table:table-cell>
          <table:table-cell office:value-type="string" calcext:value-type="string">
            <text:p>Data processing is the leading workload of the world's $500 billion cloud computing spent. The entire 144 core Gray Superchip module with 1 terabyte of memory is only 5 by 8 inches. Snapchat will use L4 for AV1 video processing, generative AI and augmented reality. Proteus is Amazon's first fully autonomous warehouse robot. Omniverse is the digital to physical operating system to realize industrialization. New workstations are ideal for doing ray tracing, physics simulation, neural graphics, and generative AI.</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facebook/bart-large-cnn</text:p>
          </table:table-cell>
          <table:table-cell office:value-type="string" calcext:value-type="string">
            <text:p>Resumen con resumen extractivo</text:p>
          </table:table-cell>
          <table:table-cell office:value-type="float" office:value="1" calcext:value-type="float">
            <text:p>1</text:p>
          </table:table-cell>
          <table:table-cell office:value-type="string" calcext:value-type="string">
            <text:p>For nearly four decades, Moore's law has been the governing dynamics of the computer industry. Each optimized stack accelerates an application domain, from graphics, imaging, particle or fluid dynamics, quantum physics, to data processing and machine learning. Acceleration libraries are at the core of accelerated computing with libraries in almost every domain of science and industry. NVIDIA accelerated computing helped achieve a genomics milestone. AT&amp;T is tapping into Invidia Accelerated Computing and AI for sustainability, cost savings, and new services.</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google-t5/t5-base</text:p>
          </table:table-cell>
          <table:table-cell office:value-type="string" calcext:value-type="string">
            <text:p>Resumen con pipeline y resumen extractivo</text:p>
          </table:table-cell>
          <table:table-cell office:value-type="float" office:value="1" calcext:value-type="float">
            <text:p>1</text:p>
          </table:table-cell>
          <table:table-cell office:value-type="string" calcext:value-type="string">
            <text:p>invidia has invented accelerated computing to solve problems that normal computers can't. by 2030, auto manufacturers will build 300 factories to make 200 electric vehicles. the DGX H100 AI supercomputer is in production and available soon from an expanding network of OEM and cloud partners. it requires full stack invention from chips, systems, networking, acceleration libraries, and a full stack of invidia's chipsets, systems, networks and libraries.</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google-t5/t5-base</text:p>
          </table:table-cell>
          <table:table-cell office:value-type="string" calcext:value-type="string">
            <text:p>Resumen original</text:p>
          </table:table-cell>
          <table:table-cell office:value-type="float" office:value="1" calcext:value-type="float">
            <text:p>1</text:p>
          </table:table-cell>
          <table:table-cell office:value-type="string" calcext:value-type="string">
            <text:p>the arrival of accelerated computing and AI is timely as industries tackle powerful dynamics. without Moore's law, data center power is skyrocketing, and companies struggle to achieve net zero. we will share new advances in NVIDIA's full stack, data center scale, accelerated computing platform. we'll learn from leaders like Demas Hassabis of Deepmine, Valerie Taylor of Argonne Labs, and Paul Debevik of Netflix.</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google-t5/t5-base</text:p>
          </table:table-cell>
          <table:table-cell office:value-type="string" calcext:value-type="string">
            <text:p>Resumen con resumen extractivo</text:p>
          </table:table-cell>
          <table:table-cell office:value-type="float" office:value="1" calcext:value-type="float">
            <text:p>1</text:p>
          </table:table-cell>
          <table:table-cell office:value-type="string" calcext:value-type="string">
            <text:p>invidia invented accelerated computing to solve problems that normal computers can't. it requires full stack invention from chips, systems, networking, acceleration libraries. each optimized stack accelerates an application domain, from graphics, imaging, particle or fluid dynamics, quantum physics. NVIDIA has established the accelerated computing virtual cycle, or ccv, with libraries in almost every domain of science and industry, says dr. nicolaus mills.</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google-t5/t5-base</text:p>
          </table:table-cell>
          <table:table-cell office:value-type="string" calcext:value-type="string">
            <text:p>Resumen con pipeline</text:p>
          </table:table-cell>
          <table:table-cell office:value-type="float" office:value="1" calcext:value-type="float">
            <text:p>1</text:p>
          </table:table-cell>
          <table:table-cell office:value-type="string" calcext:value-type="string">
            <text:p>today, we're announcing Parabricks 4.1, and we'll run on NVIDIA Accelerated Genomics Instruments. computational lithography is the largest computation workload in chip design and manufacturing. invidia announces cloud service for custom large language models and generative AI. the world's largest industries make physical things, but they want to build them digitally. by 2030, auto manufacturers will build 300 factories to make 200 electric vehicles.</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microsoft/prophetnet-large-uncased</text:p>
          </table:table-cell>
          <table:table-cell office:value-type="string" calcext:value-type="string">
            <text:p>Resumen con resumen extractivo</text:p>
          </table:table-cell>
          <table:table-cell office:value-type="float" office:value="1" calcext:value-type="float">
            <text:p>1</text:p>
          </table:table-cell>
          <table:table-cell office:value-type="string" calcext:value-type="string">
            <text:p>moore's law has gone to light speed. created a sense of urgency for companies to innovate. changed the world. changed the game. changed everything. created a new paradigm. created a paradigm shift. changed the rules of the game. created an urgency for companies. created the urgency for change. created the sense of urgency by invidia research on robotics. and av safety. and other important works by the invidia team. important works by nvidia research, like</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microsoft/prophetnet-large-uncased</text:p>
          </table:table-cell>
          <table:table-cell office:value-type="string" calcext:value-type="string">
            <text:p>Resumen con pipeline y resumen extractivo</text:p>
          </table:table-cell>
          <table:table-cell office:value-type="float" office:value="1" calcext:value-type="float">
            <text:p>1</text:p>
          </table:table-cell>
          <table:table-cell office:value-type="string" calcext:value-type="string">
            <text:p>a. q. a. a. c. a : changed the rules of the game for everyone. changed the rules for everyone. created an era for computing innovation and decoherence. created new rules for the game. created a paradigm shift. created a new era of computing innovation and created a new paradigm for computing innovation. we are available in every instrument, including instruments like terra and terra are available in all instruments, including instruments such as terra and terra were available in instruments like terra.</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microsoft/prophetnet-large-uncased</text:p>
          </table:table-cell>
          <table:table-cell office:value-type="string" calcext:value-type="string">
            <text:p>Resumen con pipeline</text:p>
          </table:table-cell>
          <table:table-cell office:value-type="float" office:value="1" calcext:value-type="float">
            <text:p>1</text:p>
          </table:table-cell>
          <table:table-cell office:value-type="string" calcext:value-type="string">
            <text:p>summarize : and now it is : and so it is with ai. and : and : and so is the future of ai. and so is : and the future is : and this is the future. and this is : and that is the future : and that energy source is the law of the land. and so we're going to show you : and so we are : and so : and so, here we are. why not? so we'll show you what happens when we do that : and then : and then we'll see what happens. so... so. so. here we are : here we go. why not : so. and so. so here we go : so here we</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microsoft/prophetnet-large-uncased</text:p>
          </table:table-cell>
          <table:table-cell office:value-type="string" calcext:value-type="string">
            <text:p>Resumen original</text:p>
          </table:table-cell>
          <table:table-cell office:value-type="float" office:value="1" calcext:value-type="float">
            <text:p>1</text:p>
          </table:table-cell>
          <table:table-cell office:value-type="string" calcext:value-type="string">
            <text:p>for nearly four decades, moore's law has been the governing dynamics of the computer industry. but now, moore has changed. and so has ai. and ai has gone to light speed. and the energy source is ai. and the speed of light. and the power source is energy. and that energy source is net zero. net zero would be impossible, as companies struggle to achieve net zero. without net zero, companies struggle to reach net zero, where without net zero there would be no net zero.</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tuner007/pegasus_summarizer</text:p>
          </table:table-cell>
          <table:table-cell office:value-type="string" calcext:value-type="string">
            <text:p>Resumen con pipeline y resumen extractivo</text:p>
          </table:table-cell>
          <table:table-cell office:value-type="float" office:value="1" calcext:value-type="float">
            <text:p>1</text:p>
          </table:table-cell>
          <table:table-cell office:value-type="string" calcext:value-type="string">
            <text:p>NVIDIA CEO Jen-Hsun Huang has said that he invented accelerated computing to solve problems that normal computers can't. "Each stack accelerates an application domain, from graphics, imaging, particle or fluid dynamics, quantum physics, to data processing and machine learning," Huang added. He further said NVIDIA has established accelerated computing virtual cycle. NVIDIA has announced a new generation of workstations powered by NVIDIA RTXs and Intel's newest CPUs.nnnnnnnnnnnnnnnnnnnnnnnnnn</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tuner007/pegasus_summarizer</text:p>
          </table:table-cell>
          <table:table-cell office:value-type="string" calcext:value-type="string">
            <text:p>Resumen original</text:p>
          </table:table-cell>
          <table:table-cell office:value-type="float" office:value="1" calcext:value-type="float">
            <text:p>1</text:p>
          </table:table-cell>
          <table:table-cell office:value-type="string" calcext:value-type="string">
            <text:p>NVIDIA CEO Alex Kershevsky, while addressing the GPU Technology Conference (GTC) in San Francisco, said, "The world's most important companies are here." Kershevsky added, "We have 650 amazing talks from the minds in academia and the world's largest industries. There are more than 70 talks on generative AI alone. Other great talks, like pre-trained, models for robotics. I'm AI, I'm a healer, and I'm translator."</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tuner007/pegasus_summarizer</text:p>
          </table:table-cell>
          <table:table-cell office:value-type="string" calcext:value-type="string">
            <text:p>Resumen con pipeline</text:p>
          </table:table-cell>
          <table:table-cell office:value-type="float" office:value="1" calcext:value-type="float">
            <text:p>1</text:p>
          </table:table-cell>
          <table:table-cell office:value-type="string" calcext:value-type="string">
            <text:p>NVIDIA CEO Jen-Hsun Huang said, "The arrival of accelerated computing and AI is timely, as industries tackle powerful dynamics, sustainability, generative AI, and digitalization." He added, "Without Moore's law, as computing surges, data centre power is skyrocketing, and companies struggle to achieve net zero." Intel has announced a new generation of workstations powered by I, Ada, RTXs and Intel's newest CPUs. The workstations will be available from Dell, HP, and Lenovo.</text:p>
          </table:table-cell>
        </table:table-row>
        <table:table-row table:style-name="ro1">
          <table:table-cell office:value-type="float" office:value="741859" calcext:value-type="float">
            <text:p>741859</text:p>
          </table:table-cell>
          <table:table-cell office:value-type="string" calcext:value-type="string">
            <text:p>https://www.youtube.com/watch?v=DiGB5uAYKAg</text:p>
          </table:table-cell>
          <table:table-cell office:value-type="string" calcext:value-type="string">
            <text:p>en</text:p>
          </table:table-cell>
          <table:table-cell office:value-type="string" calcext:value-type="string">
            <text:p>tuner007/pegasus_summarizer</text:p>
          </table:table-cell>
          <table:table-cell office:value-type="string" calcext:value-type="string">
            <text:p>Resumen con resumen extractivo</text:p>
          </table:table-cell>
          <table:table-cell office:value-type="float" office:value="1" calcext:value-type="float">
            <text:p>1</text:p>
          </table:table-cell>
          <table:table-cell office:value-type="string" calcext:value-type="string">
            <text:p>NVIDIA CEO Jen-Hsun Huang said, "I invented accelerated computing to solve problems that normal computers can't." He added, "It requires full stack invention from chips, systems, networking, acceleration libraries to optimised applications. Each stack accelerates an application domain, from graphics, imaging, particle or fluid dynamics, quantum physics, to data processing and machine learning." Huang further said, "Acceleration is the best way to reclaim power and achieve sustainability and net zero." (nnn)</text:p>
          </table:table-cell>
        </table:table-row>
        <table:table-row table:style-name="ro1" table:number-rows-repeated="6">
          <table:table-cell table:style-name="Default" table:number-columns-repeated="7"/>
        </table:table-row>
        <table:table-row table:style-name="ro1">
          <table:table-cell table:style-name="Default" table:number-columns-repeated="4"/>
          <table:table-cell table:style-name="Default" office:value-type="string" calcext:value-type="string">
            <text:p><text:s/></text:p>
          </table:table-cell>
          <table:table-cell table:style-name="Default"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7T19:39:26.109000000</meta:creation-date>
    <dc:date>2024-04-29T10:41:26.863000000</dc:date>
    <meta:editing-duration>P11DT15H2M</meta:editing-duration>
    <meta:editing-cycles>2</meta:editing-cycles>
    <meta:generator>LibreOffice/7.4.0.3$Windows_X86_64 LibreOffice_project/f85e47c08ddd19c015c0114a68350214f7066f5a</meta:generator>
    <meta:document-statistic meta:table-count="1" meta:cell-count="113" meta:object-count="0"/>
  </office:meta>
</office:document-meta>
</file>